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heads_20_1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89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489cm"/>
    </style:style>
    <style:style style:name="gr11" style:family="graphic" style:parent-style-name="standard">
      <style:graphic-properties draw:stroke="none" svg:stroke-color="#000000" draw:fill="none" draw:fill-color="#ffffff" fo:min-height="9.277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4" style:family="text">
      <style:text-properties fo:font-family="Arial" style:font-style-name="Regular" style:font-family-generic="swiss" fo:font-size="14pt" style:font-size-asian="14pt" style:font-size-complex="14pt"/>
    </style:style>
    <style:style style:name="T5" style:family="text">
      <style:text-properties fo:font-family="Arial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7.4000000953674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family="Arial" style:font-family-generic="roman" style:font-pitch="variable" fo:font-size="15pt" style:font-family-asian="Arial" style:font-style-name-asian="Regular" style:font-family-generic-asian="swiss" style:font-size-asian="15pt" style:font-family-complex="Arial" style:font-style-name-complex="Regular" style:font-family-generic-complex="swis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12.4cm" svg:x="0.5cm" svg:y="1cm">
          <text:p/>
        </draw:rect>
        <draw:rect draw:style-name="gr1" draw:text-style-name="P1" draw:layer="layout" svg:width="18.5cm" svg:height="10.7cm" svg:x="1.3cm" svg:y="1.8cm">
          <text:p/>
        </draw:rect>
        <draw:rect draw:style-name="gr2" draw:text-style-name="P1" draw:layer="layout" svg:width="7.4cm" svg:height="8.3cm" svg:x="5.5cm" svg:y="2.6cm">
          <text:p/>
        </draw:rect>
        <draw:rect draw:style-name="gr3" draw:text-style-name="P2" draw:layer="layout" svg:width="2.6cm" svg:height="1.6cm" svg:x="7.8cm" svg:y="4cm">
          <text:p text:style-name="P1"><text:span text:style-name="T1">Kp.e(t)</text:span></text:p>
        </draw:rect>
        <draw:rect draw:style-name="gr3" draw:text-style-name="P3" draw:layer="layout" svg:width="2.6cm" svg:height="1.6cm" svg:x="7.8cm" svg:y="6.4cm">
          <text:p text:style-name="P1"><text:span text:style-name="T2">Ki.</text:span><text:span text:style-name="T3">ꭍe(Ƭ)dƬ</text:span></text:p>
        </draw:rect>
        <draw:rect draw:style-name="gr3" draw:text-style-name="P3" draw:layer="layout" svg:width="2.6cm" svg:height="1.6cm" svg:x="7.874cm" svg:y="8.874cm">
          <text:p text:style-name="P1"><text:span text:style-name="T2">Kd.</text:span><text:span text:style-name="T4">d</text:span><text:span text:style-name="T5">e(t)/</text:span><text:span text:style-name="T3">d</text:span><text:span text:style-name="T5">t</text:span></text:p>
        </draw:rect>
        <draw:circle draw:style-name="gr4" draw:text-style-name="P1" draw:layer="layout" svg:width="1.1cm" svg:height="1.1cm" svg:x="3.2cm" svg:y="6.7cm">
          <text:p/>
        </draw:circle>
        <draw:line draw:style-name="gr5" draw:text-style-name="P1" draw:layer="layout" svg:x1="4.3cm" svg:y1="7.2cm" svg:x2="7.7cm" svg:y2="7.2cm">
          <text:p/>
        </draw:line>
        <draw:line draw:style-name="gr6" draw:text-style-name="P1" draw:layer="layout" svg:x1="6.1cm" svg:y1="7.2cm" svg:x2="6.1cm" svg:y2="4.8cm">
          <text:p/>
        </draw:line>
        <draw:line draw:style-name="gr5" draw:text-style-name="P1" draw:layer="layout" svg:x1="6.1cm" svg:y1="4.8cm" svg:x2="7.8cm" svg:y2="4.8cm">
          <text:p/>
        </draw:line>
        <draw:line draw:style-name="gr6" draw:text-style-name="P1" draw:layer="layout" svg:x1="6.1cm" svg:y1="7.2cm" svg:x2="6.1cm" svg:y2="9.7cm">
          <text:p/>
        </draw:line>
        <draw:line draw:style-name="gr5" draw:text-style-name="P1" draw:layer="layout" svg:x1="6.1cm" svg:y1="9.7cm" svg:x2="7.8cm" svg:y2="9.7cm">
          <text:p/>
        </draw:line>
        <draw:line draw:style-name="gr5" draw:text-style-name="P1" draw:layer="layout" svg:x1="10.4cm" svg:y1="7.2cm" svg:x2="11.6cm" svg:y2="7.2cm">
          <text:p/>
        </draw:line>
        <draw:line draw:style-name="gr6" draw:text-style-name="P1" draw:layer="layout" svg:x1="10.4cm" svg:y1="4.8cm" svg:x2="12.1cm" svg:y2="4.8cm">
          <text:p/>
        </draw:line>
        <draw:circle draw:style-name="gr4" draw:text-style-name="P1" draw:layer="layout" svg:width="1.1cm" svg:height="1.1cm" svg:x="11.6cm" svg:y="6.7cm">
          <text:p/>
        </draw:circle>
        <draw:line draw:style-name="gr6" draw:text-style-name="P1" draw:layer="layout" svg:x1="10.5cm" svg:y1="9.7cm" svg:x2="12.1cm" svg:y2="9.7cm">
          <text:p/>
        </draw:line>
        <draw:line draw:style-name="gr7" draw:text-style-name="P1" draw:layer="layout" svg:x1="12.1cm" svg:y1="7.8cm" svg:x2="12.1cm" svg:y2="9.7cm">
          <text:p/>
        </draw:line>
        <draw:line draw:style-name="gr7" draw:text-style-name="P1" draw:layer="layout" svg:x1="12.1cm" svg:y1="6.7cm" svg:x2="12.1cm" svg:y2="4.8cm">
          <text:p/>
        </draw:line>
        <draw:frame draw:style-name="gr8" draw:text-style-name="P4" draw:layer="layout" svg:width="0.3cm" svg:height="0.839cm" svg:x="11.6cm" svg:y="6.8cm">
          <draw:text-box>
            <text:p><text:span text:style-name="T6">+</text:span></text:p>
          </draw:text-box>
        </draw:frame>
        <draw:frame draw:style-name="gr8" draw:text-style-name="P4" draw:layer="layout" svg:width="0.3cm" svg:height="0.839cm" svg:x="11.9cm" svg:y="7.2cm">
          <draw:text-box>
            <text:p><text:span text:style-name="T6">+</text:span></text:p>
          </draw:text-box>
        </draw:frame>
        <draw:frame draw:style-name="gr8" draw:text-style-name="P4" draw:layer="layout" svg:width="0.3cm" svg:height="0.839cm" svg:x="11.9cm" svg:y="6.5cm">
          <draw:text-box>
            <text:p><text:span text:style-name="T6">+</text:span></text:p>
          </draw:text-box>
        </draw:frame>
        <draw:line draw:style-name="gr5" draw:text-style-name="P1" draw:layer="layout" svg:x1="12.7cm" svg:y1="7.2cm" svg:x2="14.5cm" svg:y2="7.2cm">
          <text:p/>
        </draw:line>
        <draw:rect draw:style-name="gr3" draw:text-style-name="P6" draw:layer="layout" svg:width="2.6cm" svg:height="1.6cm" svg:x="14.5cm" svg:y="6.4cm">
          <text:p text:style-name="P5"><text:span text:style-name="T7">√</text:span><text:span text:style-name="T7">u(t)</text:span></text:p>
        </draw:rect>
        <draw:line draw:style-name="gr5" draw:text-style-name="P1" draw:layer="layout" svg:x1="17.1cm" svg:y1="7.2cm" svg:x2="19.6cm" svg:y2="7.2cm">
          <text:p/>
        </draw:line>
        <draw:line draw:style-name="gr7" draw:text-style-name="P1" draw:layer="layout" svg:x1="3.2cm" svg:y1="7.2cm" svg:x2="1.7cm" svg:y2="7.2cm">
          <text:p/>
        </draw:line>
        <draw:line draw:style-name="gr6" draw:text-style-name="P1" draw:layer="layout" svg:x1="18.1cm" svg:y1="7.2cm" svg:x2="18.1cm" svg:y2="11.6cm">
          <text:p/>
        </draw:line>
        <draw:line draw:style-name="gr6" draw:text-style-name="P1" draw:layer="layout" svg:x1="18.1cm" svg:y1="11.6cm" svg:x2="3.7cm" svg:y2="11.6cm">
          <text:p/>
        </draw:line>
        <draw:line draw:style-name="gr7" draw:text-style-name="P1" draw:layer="layout" svg:x1="3.7cm" svg:y1="7.8cm" svg:x2="3.7cm" svg:y2="11.6cm">
          <text:p/>
        </draw:line>
        <draw:frame draw:style-name="gr8" draw:text-style-name="P8" draw:layer="layout" svg:width="0.3cm" svg:height="0.839cm" svg:x="3.2cm" svg:y="6.8cm">
          <draw:text-box>
            <text:p text:style-name="P7"><text:span text:style-name="T6">+</text:span></text:p>
          </draw:text-box>
        </draw:frame>
        <draw:frame draw:style-name="gr8" draw:text-style-name="P4" draw:layer="layout" svg:width="0.3cm" svg:height="0.839cm" svg:x="3.6cm" svg:y="7.2cm">
          <draw:text-box>
            <text:p><text:span text:style-name="T6">-</text:span></text:p>
          </draw:text-box>
        </draw:frame>
        <draw:frame draw:style-name="gr9" draw:text-style-name="P9" draw:layer="layout" svg:width="1.2cm" svg:height="0.9cm" svg:x="4.3cm" svg:y="6.5cm">
          <draw:text-box>
            <text:p><text:span text:style-name="T8">e(t)</text:span></text:p>
          </draw:text-box>
        </draw:frame>
        <draw:frame draw:style-name="gr8" draw:text-style-name="P10" draw:layer="layout" svg:width="1.2cm" svg:height="0.839cm" svg:x="13.1cm" svg:y="6.361cm">
          <draw:text-box>
            <text:p><text:span text:style-name="T8">u(t)</text:span></text:p>
          </draw:text-box>
        </draw:frame>
        <draw:frame draw:style-name="gr10" draw:text-style-name="P10" draw:layer="layout" svg:width="1.2cm" svg:height="0.739cm" svg:x="17.1cm" svg:y="6.461cm">
          <draw:text-box>
            <text:p><text:span text:style-name="T8">y(t)</text:span></text:p>
          </draw:text-box>
        </draw:frame>
        <draw:frame draw:style-name="gr11" draw:text-style-name="P4" draw:layer="layout" svg:width="14.4cm" svg:height="9.527cm" svg:x="4.3cm" svg:y="14.973cm">
          <draw:text-box>
            <text:p><text:span text:style-name="T6">r(t) = Set Point</text:span></text:p>
            <text:p><text:span text:style-name="T6">y(t) = Process Variable</text:span></text:p>
            <text:p><text:span text:style-name="T6">e(t) = Error value</text:span></text:p>
            <text:p><text:span text:style-name="T6">u(t) = Control Variable</text:span></text:p>
            <text:p><text:span text:style-name="T6">Kp = Proportional gain</text:span></text:p>
            <text:p><text:span text:style-name="T6">Ki = Integral gain</text:span></text:p>
            <text:p><text:span text:style-name="T6">Kd = </text:span><text:span text:style-name="T9">Derivative</text:span><text:span text:style-name="T6"> gain</text:span></text:p>
            <text:p><text:span text:style-name="T6"/></text:p>
            <text:p><text:span text:style-name="T6">e(t) = r(t) - y(t)</text:span></text:p>
            <text:p><text:span text:style-name="T6"/></text:p>
            <text:p><text:span text:style-name="T6">u(t) = </text:span><text:span text:style-name="T1">Kp.e(t) + </text:span><text:span text:style-name="T6"><text:s/></text:span><text:span text:style-name="T2">Ki.</text:span><text:span text:style-name="T3">ꭍe(Ƭ)dƬ + Kd.∂</text:span><text:span text:style-name="T5">e(t)/</text:span><text:span text:style-name="T3">∂</text:span><text:span text:style-name="T5">t</text:span></text:p>
            <text:p><text:span text:style-name="T3"/></text:p>
            <text:p><text:span text:style-name="T5">Input to the model – Set Point - r(t), Proportional, Integral and </text:span><text:span text:style-name="T9">Derivative</text:span><text:span text:style-name="T5"> gain - Kp, Ki and Kd, respectively. </text:span></text:p>
            <text:p><text:span text:style-name="T5"/></text:p>
            <text:p><text:span text:style-name="T5">Output – Value Process variable over time.</text:span></text:p>
          </draw:text-box>
        </draw:frame>
        <draw:frame draw:style-name="gr12" draw:text-style-name="P10" draw:layer="layout" svg:width="1.1cm" svg:height="0.8cm" svg:x="1.7cm" svg:y="6.5cm">
          <draw:text-box>
            <text:p><text:span text:style-name="T8">r(t)</text:span></text:p>
          </draw:text-box>
        </draw:frame>
        <draw:frame draw:style-name="gr9" draw:text-style-name="P12" draw:layer="layout" svg:width="3.9cm" svg:height="0.9cm" svg:x="7.1cm" svg:y="2.9cm">
          <draw:text-box>
            <text:p text:style-name="P11"><text:span text:style-name="T8">PID controller</text:span></text:p>
          </draw:text-box>
        </draw:frame>
        <draw:frame draw:style-name="gr13" draw:text-style-name="P12" draw:layer="layout" svg:width="3.3cm" svg:height="1.225cm" svg:x="2.1cm" svg:y="5.4cm">
          <draw:text-box>
            <text:p text:style-name="P11"><text:span text:style-name="T8">Summing</text:span></text:p>
            <text:p text:style-name="P11"><text:span text:style-name="T8">point</text:span></text:p>
          </draw:text-box>
        </draw:frame>
        <draw:frame draw:style-name="gr9" draw:text-style-name="P12" draw:layer="layout" svg:width="3.3cm" svg:height="0.9cm" svg:x="14.1cm" svg:y="5.6cm">
          <draw:text-box>
            <text:p text:style-name="P11"><text:span text:style-name="T8">Power plant</text:span></text:p>
          </draw:text-box>
        </draw:frame>
        <draw:frame draw:style-name="gr10" draw:text-style-name="P10" draw:layer="layout" svg:width="1.2cm" svg:height="0.739cm" svg:x="2.2cm" svg:y="8.061cm">
          <draw:text-box>
            <text:p><text:span text:style-name="T8">y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veen Ganesh Muralidharan</meta:initial-creator>
    <meta:creation-date>2020-09-15T21:49:32.39</meta:creation-date>
    <dc:date>2020-10-07T18:42:46</dc:date>
    <dc:creator>Naveen Ganesh Muralidharan</dc:creator>
    <meta:editing-duration>PT16H2M54S</meta:editing-duration>
    <meta:editing-cycles>18</meta:editing-cycles>
    <meta:generator>OpenOffice/4.1.7$Win32 OpenOffice.org_project/417m1$Build-9800</meta:generator>
    <meta:printed-by>Naveen Ganesh Muralidharan</meta:printed-by>
    <meta:print-date>2020-09-28T16:47:59.55</meta:print-date>
    <meta:document-statistic meta:object-count="39"/>
  </office:meta>
</office:document-meta>
</file>